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_init_ex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Beta prime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years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years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years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years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bpsv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inv</text:p>
          </table:table-cell>
          <table:table-cell office:value-type="string" calcext:value-type="string">
            <text:p>Stockpiling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cost_res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citet{U.S.BureauofLaborStatistics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  <table:table-cell office:value-type="string" calcext:value-type="string">
            <text:p>\citet{OWID2024}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candidates</text:p>
          </table:table-cell>
          <table:table-cell office:value-type="string" calcext:value-type="string">
            <text:p>Number of SSV candidate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\citet{CEPI2025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13T13:28:00.435655269</dc:date>
    <meta:editing-duration>P4DT18H16M17S</meta:editing-duration>
    <meta:editing-cycles>24</meta:editing-cycles>
    <meta:generator>LibreOffice/25.2.6.2$Linux_X86_64 LibreOffice_project/40d1a0e1d5bdf1afaeae24d9ece32bbb00fa66a4</meta:generator>
    <meta:document-statistic meta:table-count="1" meta:cell-count="409" meta:object-count="0"/>
  </office:meta>
</office:document-meta>
</file>